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_20__28_Web_29_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2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3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4" style:family="paragraph" style:parent-style-name="Normal_20__28_Web_29_">
      <style:paragraph-properties fo:margin-top="0in" fo:margin-bottom="0in"/>
      <style:text-properties fo:color="#000000" style:font-name="Arial2" fo:font-size="11pt" fo:font-weight="bold" style:font-size-asian="11pt" style:font-weight-asian="bold" style:font-name-complex="Arial3" style:font-size-complex="11pt" style:font-weight-complex="bold"/>
    </style:style>
    <style:style style:name="P5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2" fo:font-size="14pt" fo:font-weight="bold" style:font-size-asian="14pt" style:font-weight-asian="bold" style:font-name-complex="Arial3" style:font-size-complex="14pt" style:font-weight-complex="bold"/>
    </style:style>
    <style:style style:name="P12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13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4" style:family="paragraph" style:parent-style-name="Standard" style:list-style-name="L9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16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7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18" style:family="paragraph" style:parent-style-name="Standard" style:list-style-name="L9">
      <style:paragraph-properties fo:margin-top="0in" fo:margin-bottom="0in" fo:text-align="start" style:justify-single-word="false"/>
      <style:text-properties fo:font-size="12pt" style:text-underline-style="none" fo:font-weight="bold" style:font-size-asian="12pt" style:font-size-complex="12pt"/>
    </style:style>
    <style:style style:name="P19" style:family="paragraph" style:parent-style-name="Standard" style:list-style-name="WWNum8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20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2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21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2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22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23" style:family="paragraph" style:parent-style-name="Normal_20__28_Web_29_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fo:color="#000000" style:font-name="Arial2" fo:font-size="11pt" style:font-size-asian="11pt" style:font-name-complex="Arial3" style:font-size-complex="11pt"/>
    </style:style>
    <style:style style:name="P24" style:family="paragraph" style:parent-style-name="Normal_20__28_Web_29_" style:list-style-name="WWNum11">
      <style:paragraph-properties fo:margin-top="0in" fo:margin-bottom="0in" fo:line-height="100%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25" style:family="paragraph" style:parent-style-name="Normal_20__28_Web_29_" style:list-style-name="WWNum7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26" style:family="paragraph" style:parent-style-name="Normal_20__28_Web_29_" style:list-style-name="WWNum8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27" style:family="paragraph" style:parent-style-name="Normal_20__28_Web_29_">
      <style:paragraph-properties fo:margin-top="0in" fo:margin-bottom="0in"/>
      <style:text-properties fo:color="#000000" style:font-name="Arial2" fo:font-size="11pt" fo:font-weight="bold" style:font-size-asian="11pt" style:font-weight-asian="bold" style:font-name-complex="Arial3" style:font-size-complex="11pt" style:font-weight-complex="bold"/>
    </style:style>
    <style:style style:name="P28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29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30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1" style:family="paragraph" style:parent-style-name="Normal_20__28_Web_29_" style:list-style-name="WWNum11">
      <style:paragraph-properties fo:margin-top="0in" fo:margin-bottom="0in" fo:line-height="100%" fo:text-align="center" style:justify-single-word="false"/>
    </style:style>
    <style:style style:name="P32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3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4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5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6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7" style:family="paragraph" style:parent-style-name="Normal_20__28_Web_29_" style:list-style-name="L5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8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9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40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2" fo:font-size="11pt" style:font-size-asian="11pt" style:font-name-complex="Arial3" style:font-size-complex="11pt"/>
    </style:style>
    <style:style style:name="P41" style:family="paragraph" style:parent-style-name="Table_20_Heading">
      <style:paragraph-properties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4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2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ing Concepts Session- 1 and 2 Assignment</text:p>
      <text:p text:style-name="P20"/>
      <text:p text:style-name="P21">Assignment-1</text:p>
      <text:p text:style-name="P21"/>
      <text:p text:style-name="P21">Answer-1:</text:p>
      <text:p text:style-name="P28"><text:bookmark text:name="docs-internal-guid-005b3aae-7fff-64e6-4348-179885abb084"/></text:p>
      <text:list xml:id="list4504645296199847571" text:style-name="L1">
        <text:list-item>
          <text:p text:style-name="P43">Any clarification required in user story acceptance criteria.</text:p>
        </text:list-item>
      </text:list>
      <text:list xml:id="list4556751302344615455" text:style-name="L2">
        <text:list-item>
          <text:list>
            <text:list-item>
              <text:p text:style-name="P33">Is money to be refunded, if the user cancels the ticket on the same day of the journey?If yes, then how much per cent of the ticket amount will be refunded?</text:p>
            </text:list-item>
            <text:list-item>
              <text:p text:style-name="P33">What if the user don’t have any email id?</text:p>
            </text:list-item>
            <text:list-item>
              <text:p text:style-name="P33">What will be the mode of payment of refund amount?</text:p>
            </text:list-item>
            <text:list-item>
              <text:p text:style-name="P33">What will be the format of cancellation mail or message sent to the user.</text:p>
            </text:list-item>
            <text:list-item>
              <text:p text:style-name="P33">Upper limit of the cancellation duration has to be included in which range?</text:p>
            </text:list-item>
          </text:list>
        </text:list-item>
      </text:list>
      <text:p text:style-name="P32"/>
      <text:list xml:id="list35564983" text:continue-list="list4504645296199847571" text:style-name="L1">
        <text:list-item>
          <text:p text:style-name="P44"><text:bookmark text:name="docs-internal-guid-0a4045d1-7fff-d7fb-e9fe-5eea870d94f4"/>Any questions for the scope of the requirements. <text:s/></text:p>
          <text:list>
            <text:list-item>
              <text:p text:style-name="P34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xml:id="list3452134412885370083" text:style-name="L3">
        <text:list-item>
          <text:list>
            <text:list-item>
              <text:p text:style-name="P35">Do we need to show successful ticket cancellation message on screen?</text:p>
            </text:list-item>
          </text:list>
        </text:list-item>
      </text:list>
      <text:list xml:id="list544342652899476430" text:style-name="L4">
        <text:list-item>
          <text:list>
            <text:list-item>
              <text:p text:style-name="P36"><text:s/>How will the money be refunded if ticket has been booked online or offline, i.e. in either of the cases?</text:p>
            </text:list-item>
          </text:list>
        </text:list-item>
      </text:list>
      <text:list xml:id="list5312472354447053386" text:style-name="L5">
        <text:list-item>
          <text:list>
            <text:list-item>
              <text:p text:style-name="P37">What is the process of money transfer, if the person doesn’t have a bank account?</text:p>
            </text:list-item>
          </text:list>
        </text:list-item>
      </text:list>
      <text:list xml:id="list5319026868702450509" text:style-name="L6">
        <text:list-item>
          <text:list>
            <text:list-item>
              <text:p text:style-name="P38">What if cancellation is not successful? Do we need to send any mail in that case also?</text:p>
            </text:list-item>
          </text:list>
        </text:list-item>
      </text:list>
      <text:list xml:id="list9214189843694847020" text:style-name="L7">
        <text:list-item>
          <text:list>
            <text:list-item>
              <text:p text:style-name="P39">How can the user approach, if he doesn’t get his refund amount back?</text:p>
            </text:list-item>
          </text:list>
        </text:list-item>
      </text:list>
      <text:list xml:id="list4383923519984356145" text:style-name="L8">
        <text:list-item>
          <text:list>
            <text:list-item>
              <text:p text:style-name="P40">What is the specified deadline or time limit/ duration <text:s/>to get ticket cancellation refund amount?</text:p>
            </text:list-item>
          </text:list>
        </text:list-item>
      </text:list>
      <text:p text:style-name="P21"/>
      <text:p text:style-name="P21">Answer-2:</text:p>
      <text:p text:style-name="P21"/>
      <text:p text:style-name="P12"><text:bookmark text:name="docs-internal-guid-2625f978-7fff-17f0-3876-c526d748388c"/>Test Coverage Scenarios</text:p>
      <text:p text:style-name="P15"/>
      <text:p text:style-name="P17"/>
      <text:p text:style-name="P17"/>
      <text:p text:style-name="P17"/>
      <text:p text:style-name="P17"/>
      <text:p text:style-name="P17"/>
      <text:p text:style-name="P17">Positive test coverage scenario:-</text:p>
      <text:p text:style-name="P17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Test coverage scenario id</text:p>
          </table:table-cell>
          <table:table-cell table:style-name="Table1.A1" office:value-type="string">
            <text:p text:style-name="P7">Range</text:p>
          </table:table-cell>
          <table:table-cell table:style-name="Table1.C1" office:value-type="string">
            <text:p text:style-name="P7">Expected output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B2" office:value-type="string">
            <text:p text:style-name="P6">Ticket cancellation date &gt; Current date</text:p>
          </table:table-cell>
          <table:table-cell table:style-name="Table1.C2" office:value-type="string">
            <text:p text:style-name="P6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6">1.1</text:p>
          </table:table-cell>
          <table:table-cell table:style-name="Table1.B2" office:value-type="string">
            <text:p text:style-name="P6">&gt;=60</text:p>
          </table:table-cell>
          <table:table-cell table:style-name="Table1.C2" office:value-type="string">
            <text:p text:style-name="P6">70% refund </text:p>
          </table:table-cell>
        </table:table-row>
        <table:table-row>
          <table:table-cell table:style-name="Table1.A2" office:value-type="float" office:value="1.2">
            <text:p text:style-name="P6">1.2</text:p>
          </table:table-cell>
          <table:table-cell table:style-name="Table1.B2" office:value-type="string">
            <text:p text:style-name="P6">60 to 30</text:p>
          </table:table-cell>
          <table:table-cell table:style-name="Table1.C2" office:value-type="string">
            <text:p text:style-name="P6">50% refund </text:p>
          </table:table-cell>
        </table:table-row>
        <table:table-row>
          <table:table-cell table:style-name="Table1.A2" office:value-type="float" office:value="1.3">
            <text:p text:style-name="P6">1.3</text:p>
          </table:table-cell>
          <table:table-cell table:style-name="Table1.B2" office:value-type="string">
            <text:p text:style-name="P6">30 to 10</text:p>
          </table:table-cell>
          <table:table-cell table:style-name="Table1.C2" office:value-type="string">
            <text:p text:style-name="P6">35% refund </text:p>
          </table:table-cell>
        </table:table-row>
        <table:table-row>
          <table:table-cell table:style-name="Table1.A2" office:value-type="float" office:value="1.4">
            <text:p text:style-name="P6">1.4</text:p>
          </table:table-cell>
          <table:table-cell table:style-name="Table1.B2" office:value-type="string">
            <text:p text:style-name="P6">10 to 1</text:p>
          </table:table-cell>
          <table:table-cell table:style-name="Table1.C2" office:value-type="string">
            <text:p text:style-name="P6">20% refund </text:p>
          </table:table-cell>
        </table:table-row>
      </table:table>
      <text:p text:style-name="P17"/>
      <text:p text:style-name="P16"/>
      <text:p text:style-name="P17">Negative test coverage scenario:-</text:p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Test coverage scenario id</text:p>
          </table:table-cell>
          <table:table-cell table:style-name="Table2.A1" office:value-type="string">
            <text:p text:style-name="P7">Range</text:p>
          </table:table-cell>
          <table:table-cell table:style-name="Table2.C1" office:value-type="string">
            <text:p text:style-name="P7">Expected output</text:p>
          </table:table-cell>
        </table:table-row>
        <table:table-row>
          <table:table-cell table:style-name="Table2.A2" office:value-type="float" office:value="1">
            <text:p text:style-name="P6">1</text:p>
          </table:table-cell>
          <table:table-cell table:style-name="Table2.B2" office:value-type="string">
            <text:p text:style-name="P6">Ticket cancellation date &lt; Current date</text:p>
          </table:table-cell>
          <table:table-cell table:style-name="Table2.C2" office:value-type="string">
            <text:p text:style-name="P6">Invalid </text:p>
          </table:table-cell>
        </table:table-row>
        <table:table-row>
          <table:table-cell table:style-name="Table2.A2" office:value-type="float" office:value="1.1">
            <text:p text:style-name="P6">1.1</text:p>
          </table:table-cell>
          <table:table-cell table:style-name="Table2.B2" office:value-type="string">
            <text:p text:style-name="P6">&lt;1</text:p>
          </table:table-cell>
          <table:table-cell table:style-name="Table2.C2" office:value-type="string">
            <text:p text:style-name="P6">Invalid</text:p>
          </table:table-cell>
        </table:table-row>
      </table:table>
      <text:p text:style-name="P16"/>
      <text:p text:style-name="P16">Answer-3:</text:p>
      <text:p text:style-name="P16"/>
      <text:p text:style-name="P13"><text:bookmark text:name="docs-internal-guid-2e668e2b-7fff-4aa2-6107-e9c8798150e2"/>Test Cases for the Refund Amount calculations:-</text:p>
      <text:p text:style-name="P13"/>
      <text:p text:style-name="P1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1">Test Case ID</text:p>
          </table:table-cell>
          <table:table-cell table:style-name="Table4.A1" office:value-type="string">
            <text:p text:style-name="P41">Test case summary</text:p>
          </table:table-cell>
          <table:table-cell table:style-name="Table4.C1" office:value-type="string">
            <text:p text:style-name="P41">Test case description</text:p>
          </table:table-cell>
          <table:table-cell table:style-name="Table4.A1" office:value-type="string">
            <text:p text:style-name="P10">Prerequisite for test case</text:p>
          </table:table-cell>
          <table:table-cell table:style-name="Table4.A1" office:value-type="string">
            <text:p text:style-name="P41">Test steps</text:p>
          </table:table-cell>
          <table:table-cell table:style-name="Table4.A1" office:value-type="string">
            <text:p text:style-name="P41">Expected Result</text:p>
          </table:table-cell>
          <table:table-cell table:style-name="Table4.A1" office:value-type="string">
            <text:p text:style-name="P10">Test case result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23">If user cancels ticket 60 days prior to journey date</text:p>
          </table:table-cell>
          <table:table-cell table:style-name="Table4.C1" office:value-type="string">
            <text:p text:style-name="P3">To test that 70% of the amount of ticket is refunded when user cancels the ticket 6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list xml:id="list7416406288465507858" text:style-name="WWNum11">
              <text:list-item>
                <text:p text:style-name="P31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31"><text:span text:style-name="T1">Get all the ticket whose </text:span><text:bookmark text:name="docs-internal-guid-f6672d43-7fff-d5e2-3173-687b1458c301"/><text:span text:style-name="T4">journey date is previous than current date</text:span><text:span text:style-name="T2">.</text:span></text:p>
              </text:list-item>
              <text:list-item>
                <text:p text:style-name="P24">Cancel ticket</text:p>
              </text:list-item>
            </text:list>
          </table:table-cell>
          <table:table-cell table:style-name="Table4.A1" office:value-type="string">
            <text:p text:style-name="P3">70% of amount should be refunded</text:p>
          </table:table-cell>
          <table:table-cell table:style-name="Table4.A1" office:value-type="string">
            <text:p text:style-name="P3">70% of amount <text:s/>refunded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If user <text:soft-page-break/>cancels the ticket between 60-30 days prior to journey date</text:p>
            <text:p text:style-name="P3"/>
          </table:table-cell>
          <table:table-cell table:style-name="Table4.C1" office:value-type="string">
            <text:p text:style-name="P3">To test that <text:soft-page-break/>50% of the amount of ticket is refunded when user cancels the ticket 60-3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<text:soft-page-break/>log-in in the system.</text:p>
          </table:table-cell>
          <table:table-cell table:style-name="Table4.A1" office:value-type="string">
            <text:p text:style-name="P3">Same as <text:soft-page-break/>above</text:p>
          </table:table-cell>
          <table:table-cell table:style-name="Table4.A1" office:value-type="string">
            <text:p text:style-name="P3">50% of <text:s/>amount <text:soft-page-break/>should be refunded</text:p>
          </table:table-cell>
          <table:table-cell table:style-name="Table4.A1" office:value-type="string">
            <text:p text:style-name="P3">50% of <text:s/><text:soft-page-break/>amount <text:s/>refunded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If user cancels the ticket between 30-10 days</text:p>
            <text:p text:style-name="P5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3">To test that 35% of the amount of ticket is refunded when user cancels the ticket 30-1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35% of amount should be refunded</text:p>
          </table:table-cell>
          <table:table-cell table:style-name="Table4.A1" office:value-type="string">
            <text:p text:style-name="P3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If user cancels the ticket between 10-1 days</text:p>
            <text:p text:style-name="P5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3">To test that 20% of the amount of ticket is refunded when user cancels the ticket 10-1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20% of amount should be refunded.</text:p>
          </table:table-cell>
          <table:table-cell table:style-name="Table4.G5" office:value-type="string">
            <text:p text:style-name="P3">20% of <text:s/>amount <text:s/>refunded</text:p>
          </table:table-cell>
        </table:table-row>
      </table:table>
      <text:p text:style-name="P30"/>
      <text:p text:style-name="P16"/>
      <text:p text:style-name="P16">Answer-4:</text:p>
      <text:p text:style-name="P16"/>
      <text:list xml:id="list743038815431220710" text:style-name="L9">
        <text:list-item>
          <text:p text:style-name="P18"><text:span text:style-name="T3">Use boundary Value analysis technique and provide the set of </text:span><text:span text:style-name="T5">data which you will take for testing.</text:span></text:p>
          <text:p text:style-name="P14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ext:soft-page-break/>
        <table:table-row>
          <table:table-cell table:style-name="Table5.A1" office:value-type="string">
            <text:p text:style-name="P10">Range</text:p>
          </table:table-cell>
          <table:table-cell table:style-name="Table5.A1" office:value-type="string">
            <text:p text:style-name="P10">Limit</text:p>
          </table:table-cell>
          <table:table-cell table:style-name="Table5.A1" office:value-type="string">
            <text:p text:style-name="P10">Value</text:p>
          </table:table-cell>
          <table:table-cell table:style-name="Table5.D1" office:value-type="string">
            <text:p text:style-name="P10">Expected output</text:p>
          </table:table-cell>
        </table:table-row>
        <table:table-row>
          <table:table-cell table:style-name="Table5.A2" table:number-rows-spanned="3" office:value-type="string">
            <text:p text:style-name="P8">&gt;=60</text:p>
          </table:table-cell>
          <table:table-cell table:style-name="Table5.A2" table:number-rows-spanned="3" office:value-type="string">
            <text:p text:style-name="P8">Lower limit</text:p>
          </table:table-cell>
          <table:table-cell table:style-name="Table5.C2" office:value-type="float" office:value="61">
            <text:p text:style-name="P8">61</text:p>
          </table:table-cell>
          <table:table-cell table:style-name="Table5.D2" office:value-type="string">
            <text:p text:style-name="P8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8">60</text:p>
          </table:table-cell>
          <table:table-cell table:style-name="Table5.D2" office:value-type="string">
            <text:p text:style-name="P8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8">59</text:p>
          </table:table-cell>
          <table:table-cell table:style-name="Table5.D2" office:value-type="string">
            <text:p text:style-name="P8">50% refund</text:p>
          </table:table-cell>
        </table:table-row>
        <table:table-row>
          <table:table-cell table:style-name="Table5.A2" table:number-rows-spanned="6" office:value-type="string">
            <text:p text:style-name="P8">59 to 30</text:p>
          </table:table-cell>
          <table:table-cell table:style-name="Table5.A2" table:number-rows-spanned="3" office:value-type="string">
            <text:p text:style-name="P8">Upper limit</text:p>
          </table:table-cell>
          <table:table-cell table:style-name="Table5.C2" office:value-type="float" office:value="60">
            <text:p text:style-name="P8">60</text:p>
          </table:table-cell>
          <table:table-cell table:style-name="Table5.D2" office:value-type="string">
            <text:p text:style-name="P8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8">59</text:p>
          </table:table-cell>
          <table:table-cell table:style-name="Table5.D2" office:value-type="string">
            <text:p text:style-name="P8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8">58</text:p>
          </table:table-cell>
          <table:table-cell table:style-name="Table5.D2" office:value-type="string">
            <text:p text:style-name="P8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8">Lower limit</text:p>
          </table:table-cell>
          <table:table-cell table:style-name="Table5.C2" office:value-type="float" office:value="31">
            <text:p text:style-name="P8">31</text:p>
          </table:table-cell>
          <table:table-cell table:style-name="Table5.D2" office:value-type="string">
            <text:p text:style-name="P8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8">30</text:p>
          </table:table-cell>
          <table:table-cell table:style-name="Table5.D2" office:value-type="string">
            <text:p text:style-name="P8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8">29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8">29 to 10</text:p>
          </table:table-cell>
          <table:table-cell table:style-name="Table5.A2" table:number-rows-spanned="3" office:value-type="string">
            <text:p text:style-name="P8">Upper limit</text:p>
          </table:table-cell>
          <table:table-cell table:style-name="Table5.C2" office:value-type="float" office:value="30">
            <text:p text:style-name="P8">30</text:p>
          </table:table-cell>
          <table:table-cell table:style-name="Table5.D2" office:value-type="string">
            <text:p text:style-name="P8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8">29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8">28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8">Lower limit</text:p>
          </table:table-cell>
          <table:table-cell table:style-name="Table5.C2" office:value-type="float" office:value="11">
            <text:p text:style-name="P8">11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8">10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8">9</text:p>
          </table:table-cell>
          <table:table-cell table:style-name="Table5.D2" office:value-type="string">
            <text:p text:style-name="P8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8">9 to 1</text:p>
          </table:table-cell>
          <table:table-cell table:style-name="Table5.A2" table:number-rows-spanned="3" office:value-type="string">
            <text:p text:style-name="P8">Upper limit</text:p>
          </table:table-cell>
          <table:table-cell table:style-name="Table5.C2" office:value-type="float" office:value="10">
            <text:p text:style-name="P8">10</text:p>
          </table:table-cell>
          <table:table-cell table:style-name="Table5.D2" office:value-type="string">
            <text:p text:style-name="P8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8">9</text:p>
          </table:table-cell>
          <table:table-cell table:style-name="Table5.D2" office:value-type="string">
            <text:p text:style-name="P8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8">8</text:p>
          </table:table-cell>
          <table:table-cell table:style-name="Table5.D2" office:value-type="string">
            <text:p text:style-name="P8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8">Lower limit</text:p>
          </table:table-cell>
          <table:table-cell table:style-name="Table5.C2" office:value-type="float" office:value="2">
            <text:p text:style-name="P8">2</text:p>
          </table:table-cell>
          <table:table-cell table:style-name="Table5.D2" office:value-type="string">
            <text:p text:style-name="P8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8">1</text:p>
          </table:table-cell>
          <table:table-cell table:style-name="Table5.D2" office:value-type="string">
            <text:p text:style-name="P8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8">0</text:p>
          </table:table-cell>
          <table:table-cell table:style-name="Table5.D2" office:value-type="string">
            <text:p text:style-name="P8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b.) Use equivalence partitioning technique and create test data </text:span><text:span text:style-name="T7">which you will use for <text:s text:c="3"/>testing.</text:span>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10">Range</text:p>
          </table:table-cell>
          <table:table-cell table:style-name="Table6.A1" office:value-type="string">
            <text:p text:style-name="P10">Invalid</text:p>
          </table:table-cell>
          <table:table-cell table:style-name="Table6.A1" office:value-type="string">
            <text:p text:style-name="P10">Valid </text:p>
          </table:table-cell>
          <table:table-cell table:style-name="Table6.D1" office:value-type="string">
            <text:p text:style-name="P10">Invalid </text:p>
          </table:table-cell>
        </table:table-row>
        <table:table-row>
          <table:table-cell table:style-name="Table6.A2" office:value-type="string">
            <text:p text:style-name="P8">&gt;=60</text:p>
          </table:table-cell>
          <table:table-cell table:style-name="Table6.B2" office:value-type="float" office:value="59">
            <text:p text:style-name="P8">59</text:p>
          </table:table-cell>
          <table:table-cell table:style-name="Table6.A2" office:value-type="string">
            <text:p text:style-name="P8">60, 67,70</text:p>
          </table:table-cell>
          <table:table-cell table:style-name="Table6.D2" office:value-type="float" office:value="91">
            <text:p text:style-name="P8">91</text:p>
          </table:table-cell>
        </table:table-row>
        <table:table-row>
          <table:table-cell table:style-name="Table6.A2" office:value-type="string">
            <text:p text:style-name="P8">59 to 30</text:p>
          </table:table-cell>
          <table:table-cell table:style-name="Table6.B2" office:value-type="float" office:value="29">
            <text:p text:style-name="P8">29</text:p>
          </table:table-cell>
          <table:table-cell table:style-name="Table6.A2" office:value-type="string">
            <text:p text:style-name="P8">59, 40, 45, 30</text:p>
          </table:table-cell>
          <table:table-cell table:style-name="Table6.D2" office:value-type="float" office:value="60">
            <text:p text:style-name="P8">60</text:p>
          </table:table-cell>
        </table:table-row>
        <table:table-row>
          <table:table-cell table:style-name="Table6.A2" office:value-type="string">
            <text:p text:style-name="P8">29 to 10</text:p>
          </table:table-cell>
          <table:table-cell table:style-name="Table6.B2" office:value-type="float" office:value="9">
            <text:p text:style-name="P8">9</text:p>
          </table:table-cell>
          <table:table-cell table:style-name="Table6.A2" office:value-type="string">
            <text:p text:style-name="P8">29, 20, 19, 10</text:p>
          </table:table-cell>
          <table:table-cell table:style-name="Table6.D2" office:value-type="float" office:value="30">
            <text:p text:style-name="P8">30</text:p>
          </table:table-cell>
        </table:table-row>
        <table:table-row>
          <table:table-cell table:style-name="Table6.A2" office:value-type="string">
            <text:p text:style-name="P8">9 to 1</text:p>
          </table:table-cell>
          <table:table-cell table:style-name="Table6.B2" office:value-type="float" office:value="0">
            <text:p text:style-name="P8">0</text:p>
          </table:table-cell>
          <table:table-cell table:style-name="Table6.A2" office:value-type="string">
            <text:p text:style-name="P8">9, 5, 3, 1</text:p>
          </table:table-cell>
          <table:table-cell table:style-name="Table6.D2" office:value-type="float" office:value="10">
            <text:p text:style-name="P8">10</text:p>
          </table:table-cell>
        </table:table-row>
      </table:table>
      <text:p text:style-name="Text_20_body"><text:span text:style-name="T8">* Assume 90 is upper limit for range &gt;60.</text:span><text:line-break/></text:p>
      <text:p text:style-name="P16">Assignment-2:</text:p>
      <text:p text:style-name="P16"/>
      <text:p text:style-name="P29"><text:soft-page-break/>Here conditions &amp; actions are specified as follows:-</text:p>
      <text:p text:style-name="P1"/>
      <text:p text:style-name="P4">Conditions</text:p>
      <text:list xml:id="list4459250204792493631" text:style-name="WWNum7">
        <text:list-item>
          <text:p text:style-name="P25">Customer type (Values: Wholesaler and Retailer)</text:p>
        </text:list-item>
        <text:list-item>
          <text:p text:style-name="P25">Cash on Delivery (COD) (Values: Yes and No)</text:p>
        </text:list-item>
        <text:list-item>
          <text:p text:style-name="P25">Number of Units</text:p>
        </text:list-item>
      </text:list>
      <text:p text:style-name="P4"/>
      <text:p text:style-name="P4">Actions</text:p>
      <text:list xml:id="list3965888174794687272" text:style-name="WWNum8">
        <text:list-item>
          <text:p text:style-name="P26">No discount </text:p>
        </text:list-item>
        <text:list-item>
          <text:p text:style-name="P26">2% discount</text:p>
        </text:list-item>
        <text:list-item>
          <text:p text:style-name="P19">Additional 2% discount</text:p>
        </text:list-item>
      </text:list>
      <text:p text:style-name="P16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9">Type of customer</text:p>
            </table:table-cell>
            <table:table-cell table:style-name="Table3.A1" office:value-type="string">
              <text:p text:style-name="P8">Wholesaler</text:p>
            </table:table-cell>
            <table:table-cell table:style-name="Table3.A1" office:value-type="string">
              <text:p text:style-name="P8">Wholesaler</text:p>
            </table:table-cell>
            <table:table-cell table:style-name="Table3.A1" office:value-type="string">
              <text:p text:style-name="P8">Wholesaler</text:p>
            </table:table-cell>
            <table:table-cell table:style-name="Table3.A1" office:value-type="string">
              <text:p text:style-name="P8">Wholesaler</text:p>
            </table:table-cell>
            <table:table-cell table:style-name="Table3.A1" office:value-type="string">
              <text:p text:style-name="P8">Retailer</text:p>
            </table:table-cell>
            <table:table-cell table:style-name="Table3.A1" office:value-type="string">
              <text:p text:style-name="P8">Retailer</text:p>
            </table:table-cell>
            <table:table-cell table:style-name="Table3.A1" office:value-type="string">
              <text:p text:style-name="P8">Retailer</text:p>
            </table:table-cell>
            <table:table-cell table:style-name="Table3.I1" office:value-type="string">
              <text:p text:style-name="P8">Retailer</text:p>
            </table:table-cell>
          </table:table-row>
        </table:table-header-rows>
        <table:table-row>
          <table:table-cell table:style-name="Table3.A2" office:value-type="string">
            <text:p text:style-name="P10">Cash on delivery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no</text:p>
          </table:table-cell>
          <table:table-cell table:style-name="Table3.I2" office:value-type="string">
            <text:p text:style-name="P6">no</text:p>
          </table:table-cell>
        </table:table-row>
        <table:table-row>
          <table:table-cell table:style-name="Table3.A2" office:value-type="string">
            <text:p text:style-name="P10">Number of items/ units</text:p>
          </table:table-cell>
          <table:table-cell table:style-name="Table3.A2" office:value-type="string">
            <text:p text:style-name="P6">&lt;50</text:p>
          </table:table-cell>
          <table:table-cell table:style-name="Table3.A2" office:value-type="string">
            <text:p text:style-name="P6">&gt;=50</text:p>
          </table:table-cell>
          <table:table-cell table:style-name="Table3.A2" office:value-type="string">
            <text:p text:style-name="P6">&lt;50</text:p>
          </table:table-cell>
          <table:table-cell table:style-name="Table3.A2" office:value-type="string">
            <text:p text:style-name="P6">&gt;=50</text:p>
          </table:table-cell>
          <table:table-cell table:style-name="Table3.A2" office:value-type="string">
            <text:p text:style-name="P6">&lt;50</text:p>
          </table:table-cell>
          <table:table-cell table:style-name="Table3.A2" office:value-type="string">
            <text:p text:style-name="P6">&gt;=50</text:p>
          </table:table-cell>
          <table:table-cell table:style-name="Table3.A2" office:value-type="string">
            <text:p text:style-name="P6">&lt;50</text:p>
          </table:table-cell>
          <table:table-cell table:style-name="Table3.I2" office:value-type="string">
            <text:p text:style-name="P6">&gt;=50</text:p>
          </table:table-cell>
        </table:table-row>
        <table:table-row>
          <table:table-cell table:style-name="Table3.A2" office:value-type="string">
            <text:p text:style-name="P10">Total discount</text:p>
          </table:table-cell>
          <table:table-cell table:style-name="Table3.B4" office:value-type="percentage" office:value="0.04">
            <text:p text:style-name="P6">4.00%</text:p>
          </table:table-cell>
          <table:table-cell table:style-name="Table3.B4" office:value-type="percentage" office:value="0.06">
            <text:p text:style-name="P6">6.00%</text:p>
          </table:table-cell>
          <table:table-cell table:style-name="Table3.B4" office:value-type="percentage" office:value="0.02">
            <text:p text:style-name="P6">2.00%</text:p>
          </table:table-cell>
          <table:table-cell table:style-name="Table3.B4" office:value-type="percentage" office:value="0.04">
            <text:p text:style-name="P6">4.00%</text:p>
          </table:table-cell>
          <table:table-cell table:style-name="Table3.B4" office:value-type="percentage" office:value="0.02">
            <text:p text:style-name="P6">2.00%</text:p>
          </table:table-cell>
          <table:table-cell table:style-name="Table3.B4" office:value-type="percentage" office:value="0.04">
            <text:p text:style-name="P6">4.00%</text:p>
          </table:table-cell>
          <table:table-cell table:style-name="Table3.B4" office:value-type="percentage" office:value="0">
            <text:p text:style-name="P6">0.00%</text:p>
          </table:table-cell>
          <table:table-cell table:style-name="Table3.I4" office:value-type="percentage" office:value="0.02">
            <text:p text:style-name="P6">2.00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8-10-15T15:37:09.51</dc:date>
    <meta:editing-duration>PT1H21M33S</meta:editing-duration>
    <meta:editing-cycles>10</meta:editing-cycles>
    <meta:generator>OpenOffice/4.1.1$Win32 OpenOffice.org_project/411m6$Build-9775</meta:generator>
    <meta:document-statistic meta:table-count="6" meta:image-count="0" meta:object-count="0" meta:page-count="5" meta:paragraph-count="221" meta:word-count="859" meta:character-count="4458"/>
  </office:meta>
</office:document-meta>
</file>